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Разбивка судебного решения ForteBank о внесудебном банкротстве для RAG</text:h>
      <text:h text:style-name="Heading_20_2" text:outline-level="2">Блок 1: Подсудность и состав суда</text:h>
      <text:p text:style-name="Text_20_body"><text:span text:style-name="Strong_20_Emphasis">Тип:</text:span> Процессуальная информация - подсудность административного дела <text:span text:style-name="Strong_20_Emphasis">Дело:</text:span> № 7594-24-00-4/487</text:p>
      <text:p text:style-name="Text_20_body"><text:span text:style-name="Strong_20_Emphasis">КЛЮЧЕВОЕ ПРАВИЛО ПОДСУДНОСТИ:</text:span> Споры об оспаривании решений органов государственных доходов о внесудебном банкротстве рассматриваются <text:span text:style-name="Strong_20_Emphasis">Специализированным межрайонным административным судом</text:span> в рамках <text:span text:style-name="Strong_20_Emphasis">Административного процедурно-процессуального кодекса РК (АППК)</text:span>.</text:p>
      <text:p text:style-name="Text_20_body"><text:span text:style-name="Strong_20_Emphasis">Суд:</text:span> Специализированный межрайонный административный суд города Алматы <text:span text:style-name="Strong_20_Emphasis">Состав:</text:span> председательствующий судья Заппарова Г.Р., секретарь Джетыбаева А.Н. <text:span text:style-name="Strong_20_Emphasis">Дата рассмотрения:</text:span> 19 марта 2024 года в открытом судебном заседании</text:p>
      <text:p text:style-name="Text_20_body"><text:span text:style-name="Strong_20_Emphasis">Правовая основа подсудности:</text:span> Статья 8 АППК - административный орган и суд обязаны обеспечить равные возможности участникам административного дела для реализации их прав.</text:p>
      <text:p text:style-name="Horizontal_20_Line"/>
      <text:h text:style-name="Heading_20_2" text:outline-level="2">Блок 2: Участники административного спора</text:h>
      <text:p text:style-name="Text_20_body"><text:span text:style-name="Strong_20_Emphasis">Тип:</text:span> Описательная часть - стороны административного дела</text:p>
      <text:p text:style-name="Text_20_body"><text:span text:style-name="Strong_20_Emphasis">ИСТЕЦ:</text:span> АО «ForteBank» <text:span text:style-name="Strong_20_Emphasis">ОТВЕТЧИК:</text:span> РГУ «Управление государственных доходов по Наурызбайскому району Департамента государственных доходов по городу Алматы КГД МФ РК» <text:span text:style-name="Strong_20_Emphasis">ЗАИНТЕРЕСОВАННОЕ ЛИЦО:</text:span> Кокебаева Айшагуль Банмахановна</text:p>
      <text:p text:style-name="Text_20_body"><text:span text:style-name="Strong_20_Emphasis">Характер спора:</text:span> Административный спор об оспаривании решения государственного органа о завершении процедуры внесудебного банкротства.</text:p>
      <text:p text:style-name="Text_20_body"><text:span text:style-name="Strong_20_Emphasis">Участие прокурора:</text:span> Прокурор Мамырбаева М.М. (характерно для административных дел публичного значения)</text:p>
      <text:p text:style-name="Text_20_body"><text:span text:style-name="Strong_20_Emphasis">Требования истца:</text:span> О признании незаконным решения о завершении процедуры внесудебного банкротства и признании должника банкротом.</text:p>
      <text:p text:style-name="Horizontal_20_Line"/>
      <text:h text:style-name="Heading_20_2" text:outline-level="2">Блок 3: Фактические обстоятельства - крупный долг</text:h>
      <text:p text:style-name="Text_20_body"><text:span text:style-name="Strong_20_Emphasis">Тип:</text:span> Описательная часть - существенные обстоятельства</text:p>
      <text:p text:style-name="Text_20_body"><text:span text:style-name="Strong_20_Emphasis">Договор займа:</text:span> № 1417-НН-0023/2009 от 06.10.2009, АО «Альянс Банк» (ныне ForteBank) <text:span text:style-name="Strong_20_Emphasis">Сумма займа:</text:span> 111 116 894 тенге на 180 месяцев <text:span text:style-name="Strong_20_Emphasis">Созаемщик:</text:span> Кокебаев Максат Керимбаевич <text:span text:style-name="Strong_20_Emphasis">Залоговое обеспечение:</text:span> 3 договора залога от 06.10.2009</text:p>
      <text:p text:style-name="Text_20_body"><text:soft-page-break/><text:span text:style-name="Strong_20_Emphasis">Судебное взыскание:</text:span> Решением Наурызбайского районного суда от 20.12.2018 взыскано 142 310 848 тенге + госпошлина 4 269 325 тенге.</text:p>
      <text:p text:style-name="Text_20_body"><text:span text:style-name="Strong_20_Emphasis">Принудительное исполнение:</text:span> ЧСИ Тауекелов К.Т. (исполнительное производство от 14.05.2019)</text:p>
      <text:list text:style-name="L1">
        <text:list-item>
          <text:p text:style-name="P2">Передано нежилое помещение 113,5 кв.м. + земля 0,02 га (ул. Кенесары Хан, 52Б) - 29 243 502 тенге </text:p>
        </text:list-item>
        <text:list-item>
          <text:p text:style-name="P1">Передано нежилое помещение 136,3 кв.м. + земля 0,03 га (ул. Кенесары Хан, 52/2) - 34 055 918 тенге </text:p>
        </text:list-item>
      </text:list>
      <text:p text:style-name="Text_20_body"><text:span text:style-name="Strong_20_Emphasis">Остаток долга:</text:span> 85 179 736,31 тенге (после частичного исполнения)</text:p>
      <text:p text:style-name="Horizontal_20_Line"/>
      <text:h text:style-name="Heading_20_2" text:outline-level="2">Блок 4: Процедура внесудебного банкротства</text:h>
      <text:p text:style-name="Text_20_body"><text:span text:style-name="Strong_20_Emphasis">Тип:</text:span> Описательная часть - административная процедура</text:p>
      <text:p text:style-name="Text_20_body"><text:span text:style-name="Strong_20_Emphasis">Подача заявления:</text:span> 12 июня 2023 года Кокебаева А.Б. через портал электронного правительства подала заявление о внесудебном банкротстве.</text:p>
      <text:p text:style-name="Text_20_body"><text:span text:style-name="Strong_20_Emphasis">Решение о завершении:</text:span> 13 декабря 2023 года УГД по Наурызбайскому району приняло решение о завершении процедуры и признании должника банкротом.</text:p>
      <text:p text:style-name="Text_20_body"><text:span text:style-name="Strong_20_Emphasis">Досудебное обжалование:</text:span> 02 февраля 2024 года истец обратился с жалобой в РГУ «Департамент государственных доходов по городу Алматы» - жалоба оставлена без удовлетворения.</text:p>
      <text:p text:style-name="Text_20_body"><text:span text:style-name="Strong_20_Emphasis">Прекращение исполнительного производства:</text:span> 27 декабря 2023 года постановлением ЧСИ в связи с завершением банкротства должника.</text:p>
      <text:p text:style-name="Horizontal_20_Line"/>
      <text:h text:style-name="Heading_20_2" text:outline-level="2">Блок 5: Правовая позиция банка (превышение лимитов)</text:h>
      <text:p text:style-name="Text_20_body"><text:span text:style-name="Strong_20_Emphasis">Тип:</text:span> Описательная часть - доводы истца</text:p>
      <text:p text:style-name="Text_20_body"><text:span text:style-name="Strong_20_Emphasis">Основной довод:</text:span> Превышение лимита 1600 МРП для внесудебного банкротства</text:p>
      <text:list text:style-name="L2">
        <text:list-item>
          <text:p text:style-name="P4">Задолженность: 142 310 848 тенге </text:p>
        </text:list-item>
        <text:list-item>
          <text:p text:style-name="P4">Лимит 1600 МРП в 2023 году: примерно 5,9 млн тенге </text:p>
        </text:list-item>
        <text:list-item>
          <text:p text:style-name="P3"><text:span text:style-name="Strong_20_Emphasis">Превышение более чем в 20 раз!</text:span> </text:p>
        </text:list-item>
      </text:list>
      <text:p text:style-name="Text_20_body"><text:span text:style-name="Strong_20_Emphasis">Срок неисполнения:</text:span> По мнению банка, последнее погашение было 16 сентября 2019 года, следовательно срок неисполнения не превышает 5 лет на дату подачи заявления (2023).</text:p>
      <text:p text:style-name="Text_20_body"><text:span text:style-name="Strong_20_Emphasis">Обратная сила закона:</text:span> Банк утверждал, что закон о банкротстве не может применяться к договору 2007 года, так как закон обратной силы не имеет.</text:p>
      <text:p text:style-name="Text_20_body"><text:span text:style-name="Strong_20_Emphasis">Нарушение прав кредитора:</text:span> Решение ограничивает банк в правах по истребованию долга в "бессрочные сроки".</text:p>
      <text:p text:style-name="Text_20_body"><text:span text:style-name="Strong_20_Emphasis">Неполная проверка:</text:span> Не была собрана полная информация о финансовом положении, доходах и имуществе должника.</text:p>
      <text:p text:style-name="Horizontal_20_Line"><text:soft-page-break/></text:p>
      <text:h text:style-name="Heading_20_2" text:outline-level="2">Блок 6: Правовая позиция должника (5-летнее правило)</text:h>
      <text:p text:style-name="Text_20_body"><text:span text:style-name="Strong_20_Emphasis">Тип:</text:span> Описательная часть - возражения заинтересованного лица</text:p>
      <text:p text:style-name="Text_20_body"><text:span text:style-name="Strong_20_Emphasis">Ключевой аргумент:</text:span> Срок неисполнения составляет 9 лет 5 месяцев, что подтверждается отчетами ПКБ и ГКБ, куда информация предоставлена самим банком.</text:p>
      <text:p text:style-name="Text_20_body"><text:span text:style-name="Strong_20_Emphasis">Применение исключения:</text:span> Должник подпадает под исключение пункта 3 статьи 5 Закона (срок неисполнения свыше 5 лет).</text:p>
      <text:p text:style-name="Text_20_body"><text:span text:style-name="Strong_20_Emphasis">Отсутствие имущества:</text:span> Подтверждается сведениями с сайта egov.kz от 23.05.2023 и 23.02.2024.</text:p>
      <text:p text:style-name="Text_20_body"><text:span text:style-name="Strong_20_Emphasis">Передача залога:</text:span> Не все залоговое имущество было передано истцу - банк осведомлен об имущественном положении должника.</text:p>
      <text:p text:style-name="Text_20_body"><text:span text:style-name="Strong_20_Emphasis">Уведомление банка:</text:span> Истцу направлялось заявление о применении процедуры внесудебного банкротства (скриншот от 13.06.2023).</text:p>
      <text:p text:style-name="Text_20_body"><text:span text:style-name="Strong_20_Emphasis">Отсутствие активных действий:</text:span> За 5 лет банк не обращался с исками об отмене сделок должника, направленных на уклонение от исполнения обязательств.</text:p>
      <text:p text:style-name="Horizontal_20_Line"/>
      <text:h text:style-name="Heading_20_2" text:outline-level="2">Блок 7: Судебный анализ - принудительное исполнение vs неисполнение</text:h>
      <text:p text:style-name="Text_20_body"><text:span text:style-name="Strong_20_Emphasis">Тип:</text:span> Мотивировочная часть - ключевое правовое разграничение</text:p>
      <text:p text:style-name="Text_20_body"><text:span text:style-name="Strong_20_Emphasis">ПРИНЦИПИАЛЬНАЯ ПРАВОВАЯ ПОЗИЦИЯ СУДА:</text:span> Принудительное исполнение и неисполнение обязательств по договору займа <text:span text:style-name="Strong_20_Emphasis">НЕ ТОЖДЕСТВЕННЫ</text:span> по правовой природе.</text:p>
      <text:p text:style-name="Text_20_body"><text:span text:style-name="Strong_20_Emphasis">Обоснование различия:</text:span></text:p>
      <text:list text:style-name="L3">
        <text:list-item>
          <text:p text:style-name="P6">При принудительном исполнении исполнение производится <text:span text:style-name="Strong_20_Emphasis">без добровольного волеизъявления должника</text:span> </text:p>
        </text:list-item>
        <text:list-item>
          <text:p text:style-name="P6">При принудительном исполнении отсутствует <text:span text:style-name="Strong_20_Emphasis">возможность добровольного исполнения</text:span> обязательства </text:p>
        </text:list-item>
        <text:list-item>
          <text:p text:style-name="P5">Погашение 16.09.2019 было результатом <text:span text:style-name="Strong_20_Emphasis">реализации залогового имущества</text:span>, а не добровольного платежа </text:p>
        </text:list-item>
      </text:list>
      <text:p text:style-name="Text_20_body"><text:span text:style-name="Strong_20_Emphasis">Правовая квалификация:</text:span> Последнее погашение в 2019 году было связано с принудительным исполнением судебного решения путем реализации залогового имущества (нежилые помещения общей стоимостью 63 299 420 тенге).</text:p>
      <text:p text:style-name="Text_20_body"><text:span text:style-name="Strong_20_Emphasis">Данные кредитных бюро:</text:span> По ГКБ и ПКБ - более 3027 дней просрочки, что составляет более 5 лет неисполнения.</text:p>
      <text:p text:style-name="Text_20_body"><text:span text:style-name="Strong_20_Emphasis">Вывод суда:</text:span> У должника имелись основания для внесудебного банкротства по основанию превышения 5-летнего срока неисполнения.</text:p>
      <text:p text:style-name="Horizontal_20_Line"><text:soft-page-break/></text:p>
      <text:h text:style-name="Heading_20_2" text:outline-level="2">Блок 8: Применение исключения о 5-летнем сроке</text:h>
      <text:p text:style-name="Text_20_body"><text:span text:style-name="Strong_20_Emphasis">Тип:</text:span> Мотивировочная часть - применение пункта 3 статьи 5 Закона</text:p>
      <text:p text:style-name="Text_20_body"><text:span text:style-name="Strong_20_Emphasis">Статья 5 пункт 3 Закона РК о банкротстве:</text:span> "Несмотря на положения пункта 1 настоящей статьи, должник вправе подать заявление, если срок неисполнения обязательств составляет свыше пяти лет на дату подачи заявления."</text:p>
      <text:p text:style-name="Text_20_body"><text:span text:style-name="Strong_20_Emphasis">Установленные судом факты:</text:span></text:p>
      <text:list text:style-name="L4">
        <text:list-item>
          <text:p text:style-name="P8">Срок неисполнения: более 3027 дней (более 8 лет) </text:p>
        </text:list-item>
        <text:list-item>
          <text:p text:style-name="P8">Последнее добровольное исполнение: значительно ранее 2018 года </text:p>
        </text:list-item>
        <text:list-item>
          <text:p text:style-name="P7">Принудительное исполнение 2019 года не прерывает течение срока неисполнения </text:p>
        </text:list-item>
      </text:list>
      <text:p text:style-name="Text_20_body"><text:span text:style-name="Strong_20_Emphasis">Правовые последствия применения исключения:</text:span></text:p>
      <text:list text:style-name="L5">
        <text:list-item>
          <text:p text:style-name="P10">Стандартные требования статьи 5 пункта 1 (лимит 1600 МРП, отсутствие имущества) <text:span text:style-name="Strong_20_Emphasis">НЕ ПРИМЕНЯЮТСЯ</text:span> </text:p>
        </text:list-item>
        <text:list-item>
          <text:p text:style-name="P10">Процедуры урегулирования с кредиторами <text:span text:style-name="Strong_20_Emphasis">НЕ ТРЕБУЮТСЯ</text:span> </text:p>
        </text:list-item>
        <text:list-item>
          <text:p text:style-name="P9">Мониторинг финансового состояния <text:span text:style-name="Strong_20_Emphasis">НЕ ПРОВОДИТСЯ</text:span> </text:p>
        </text:list-item>
      </text:list>
      <text:p text:style-name="Text_20_body"><text:span text:style-name="Strong_20_Emphasis">Судебный вывод:</text:span> Решение органа государственных доходов принято правомерно в соответствии с законом.</text:p>
      <text:p text:style-name="Horizontal_20_Line"/>
      <text:h text:style-name="Heading_20_2" text:outline-level="2">Блок 9: Процессуальные аспекты административного судопроизводства</text:h>
      <text:p text:style-name="Text_20_body"><text:span text:style-name="Strong_20_Emphasis">Тип:</text:span> Мотивировочная часть - административно-процессуальные вопросы</text:p>
      <text:p text:style-name="Text_20_body"><text:span text:style-name="Strong_20_Emphasis">Статья 8 АППК:</text:span> Принцип объективности и беспристрастности в административном судопроизводстве - суд обязан обеспечить равные возможности всем участникам дела.</text:p>
      <text:p text:style-name="Text_20_body"><text:span text:style-name="Strong_20_Emphasis">Критерий законности (статья 155 часть 4 АППК):</text:span> Суд отказывает в иске, если оспариваемое решение принято <text:span text:style-name="Strong_20_Emphasis">в соответствии с компетенцией и законодательством РК</text:span>.</text:p>
      <text:p text:style-name="Text_20_body"><text:span text:style-name="Strong_20_Emphasis">Этапность административного контроля:</text:span></text:p>
      <text:list text:style-name="L6">
        <text:list-item>
          <text:p text:style-name="P12"><text:span text:style-name="Strong_20_Emphasis">Решение о начале процедуры</text:span> - не оспаривалось, на данной стадии устанавливается соответствие критериям статьи 5 Закона </text:p>
        </text:list-item>
        <text:list-item>
          <text:p text:style-name="P11"><text:span text:style-name="Strong_20_Emphasis">Решение о завершении процедуры</text:span> (статьи 18,19 Закона) - принимается при отсутствии оснований для прекращения </text:p>
        </text:list-item>
      </text:list>
      <text:p text:style-name="Text_20_body"><text:span text:style-name="Strong_20_Emphasis">Бремя доказывания:</text:span> Истец должен доказать основания для прекращения процедуры (статья 18 Закона) - такие основания не были приведены и доказаны.</text:p>
      <text:p text:style-name="Text_20_body"><text:span text:style-name="Strong_20_Emphasis">Возвращение исполнительного документа:</text:span> На момент рассмотрения дела исполнительное производство прекращено, что подтверждает завершение процедуры банкротства.</text:p>
      <text:p text:style-name="Horizontal_20_Line"/>
      <text:h text:style-name="Heading_20_2" text:outline-level="2"><text:soft-page-break/>Блок 10: Резолютивная часть и правовые принципы</text:h>
      <text:p text:style-name="Text_20_body"><text:span text:style-name="Strong_20_Emphasis">Тип:</text:span> Резолютивная часть + извлеченные принципы</text:p>
      <text:p text:style-name="Text_20_body"><text:span text:style-name="Strong_20_Emphasis">РЕШЕНИЕ СУДА:</text:span> В удовлетворении иска АО «ForteBank» к УГД по Наурызбайскому району об отмене решения о внесудебном банкротстве Кокебаевой А.Б. - <text:span text:style-name="Strong_20_Emphasis">ОТКАЗАТЬ</text:span>.</text:p>
      <text:p text:style-name="Text_20_body"><text:span text:style-name="Strong_20_Emphasis">Подсудность обжалования:</text:span> Решение может быть обжаловано в апелляционную коллегию по административным делам Алматинского городского суда через специализированный межрайонный административный суд в течение <text:span text:style-name="Strong_20_Emphasis">двух месяцев</text:span>.</text:p>
      <text:p text:style-name="Text_20_body"><text:span text:style-name="Strong_20_Emphasis">Судья:</text:span> Г.Р. Заппарова</text:p>
      <text:p text:style-name="Horizontal_20_Line"/>
      <text:h text:style-name="Heading_20_2" text:outline-level="2">Блок 11: Ключевые правовые принципы для RAG</text:h>
      <text:p text:style-name="Text_20_body"><text:span text:style-name="Strong_20_Emphasis">Тип:</text:span> Извлеченные правовые принципы для обучения</text:p>
      <text:p text:style-name="Text_20_body"><text:span text:style-name="Strong_20_Emphasis">Принцип 1 (Подсудность):</text:span> Споры об оспаривании решений органов госдоходов о внесудебном банкротстве подсудны <text:span text:style-name="Strong_20_Emphasis">специализированным межрайонным административным судам</text:span> в порядке <text:span text:style-name="Strong_20_Emphasis">административного судопроизводства</text:span> (АППК).</text:p>
      <text:p text:style-name="Text_20_body"><text:span text:style-name="Strong_20_Emphasis">Принцип 2 (5-летнее исключение):</text:span> При неисполнении обязательств свыше 5 лет стандартные лимиты (1600 МРП) и требования к имуществу не применяются - должник может подать на внесудебное банкротство независимо от размера долга.</text:p>
      <text:p text:style-name="Text_20_body"><text:span text:style-name="Strong_20_Emphasis">Принцип 3 (Принудительное vs добровольное исполнение):</text:span> Принудительное исполнение через реализацию залогового имущества <text:span text:style-name="Strong_20_Emphasis">НЕ ПРЕРЫВАЕТ</text:span> течение срока неисполнения обязательств для целей банкротства.</text:p>
      <text:p text:style-name="Text_20_body"><text:span text:style-name="Strong_20_Emphasis">Принцип 4 (Этапность контроля):</text:span> Оспаривание решения о завершении процедуры возможно только при наличии оснований для ее прекращения (статья 18 Закона) - простое несогласие с критериями недостаточно.</text:p>
      <text:p text:style-name="Text_20_body"><text:span text:style-name="Strong_20_Emphasis">Принцип 5 (Обратная сила закона):</text:span> Закон о банкротстве применяется к обязательствам независимо от даты их возникновения, если процедура подается после вступления закона в силу.</text:p>
      <text:p text:style-name="Text_20_body"><text:span text:style-name="Strong_20_Emphasis">Принцип 6 (Административный характер):</text:span> Споры о банкротстве рассматриваются как административные дела с участием прокурора, что подчеркивает публичный интерес в урегулировании неплатежеспособности граждан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16:30:02.087986277</meta:creation-date>
    <dc:date>2025-07-25T16:31:27.746001026</dc:date>
    <meta:editing-duration>PT1M26S</meta:editing-duration>
    <meta:editing-cycles>1</meta:editing-cycles>
    <meta:document-statistic meta:table-count="0" meta:image-count="0" meta:object-count="0" meta:page-count="5" meta:paragraph-count="88" meta:word-count="1201" meta:character-count="9317" meta:non-whitespace-character-count="8204"/>
    <meta:generator>LibreOffice/7.4.3.2$MacOSX_X86_64 LibreOffice_project/1048a8393ae2eeec98dff31b5c133c5f1d08b890</meta:generator>
  </office:meta>
</office:document-meta>
</file>